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f93" officeooo:paragraph-rsid="001dcf93"/>
    </style:style>
    <style:style style:name="P2" style:family="paragraph" style:parent-style-name="Standard">
      <style:text-properties officeooo:rsid="001faaeb" officeooo:paragraph-rsid="001faaeb"/>
    </style:style>
    <style:style style:name="P3" style:family="paragraph" style:parent-style-name="Standard">
      <style:text-properties officeooo:rsid="001faaeb" officeooo:paragraph-rsid="00200681"/>
    </style:style>
    <style:style style:name="P4" style:family="paragraph" style:parent-style-name="Standard">
      <style:text-properties officeooo:rsid="0021db1a" officeooo:paragraph-rsid="0021db1a"/>
    </style:style>
    <style:style style:name="T1" style:family="text">
      <style:text-properties officeooo:rsid="00200681"/>
    </style:style>
    <style:style style:name="T2" style:family="text">
      <style:text-properties officeooo:rsid="0021d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leitung + motivation</text:p>
      <text:p text:style-name="P1">inhalt</text:p>
      <text:p text:style-name="P1">was ist nosql</text:p>
      <text:p text:style-name="P1"><text:tab/>nosql geschichte</text:p>
      <text:p text:style-name="P1"><text:tab/>nosql vs sql</text:p>
      <text:p text:style-name="P1"><text:tab/>nosql typen</text:p>
      <text:p text:style-name="P2">graphdatenbanken</text:p>
      <text:p text:style-name="P2"><text:tab/>geschichte (web graph, social graph,...)</text:p>
      <text:p text:style-name="P2"><text:tab/>arten (propertie, etc)</text:p>
      <text:p text:style-name="P2"><text:tab/>vorteile (geschw. Gewinn)</text:p>
      <text:p text:style-name="P2">neo4j</text:p>
      <text:p text:style-name="P2"><text:tab/>geschichte</text:p>
      <text:p text:style-name="P3"><text:span text:style-name="T1"><text:tab/>Cypher</text:span></text:p>
      <text:p text:style-name="P3"><text:tab/><text:tab/><text:span text:style-name="T1">tafel beispiel</text:span></text:p>
      <text:p text:style-name="P3"><text:tab/><text:span text:style-name="T1">java api ?</text:span></text:p>
      <text:p text:style-name="P3"><text:tab/><text:span text:style-name="T1">Neo4j beispiel</text:span></text:p>
      <text:p text:style-name="P3"><text:tab/><text:span text:style-name="T2">neo4j in unternehmen?</text:span></text:p>
      <text:p text:style-name="P4">panama papers</text:p>
      <text:p text:style-name="P4">literatur</text:p>
      <text:p text:style-name="P4">ende</text:p>
      <text:p text:style-name="P3"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8:06:05.356854670</meta:creation-date>
    <dc:date>2017-05-20T18:23:39.095316061</dc:date>
    <meta:editing-duration>PT6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43" meta:character-count="305" meta:non-whitespace-character-count="267"/>
  </office:meta>
</office:document-meta>
</file>